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officeooo:rsid="000fffd3" officeooo:paragraph-rsid="000fffd3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H_HACKIN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3T09:51:49.759885413</meta:creation-date>
    <dc:date>2025-06-13T10:41:53.163551891</dc:date>
    <meta:editing-duration>PT39M43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1" meta:paragraph-count="1" meta:word-count="1" meta:character-count="11" meta:non-whitespace-character-count="11"/>
  </office:meta>
</office:document-meta>
</file>